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fo:color="#00b050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 fo:font-style="italic"/>
    </style:style>
    <style:style style:name="T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red<text:s/></text:span><text:span text:style-name="T2">green<text:s/></text:span><text:span text:style-name="T3">blue<text:s/></text:span><text:span text:style-name="T4">bold<text:s/></text:span><text:span text:style-name="T5">italic<text:s/></text:span><text:span text:style-name="T6">under</text:span><text:span text:style-name="T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